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3.422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884cm"/>
    </style:style>
    <style:style style:name="co8" style:family="table-column">
      <style:table-column-properties fo:break-before="auto" style:column-width="5.967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3.48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5.484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2.985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2.859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3.092cm"/>
    </style:style>
    <style:style style:name="co20" style:family="table-column">
      <style:table-column-properties fo:break-before="auto" style:column-width="5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49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 style:data-style-name="N61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dee6ef" fo:border="0.74pt solid #000000" style:vertical-align="middle"/>
    </style:style>
    <style:style style:name="ce18" style:family="table-cell" style:parent-style-name="Default">
      <style:table-cell-properties fo:background-color="#729fcf" fo:border="0.74pt solid #000000" style:vertical-align="middle"/>
    </style:style>
    <style:style style:name="ce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Trainings - tab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raining ID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office:value-type="string" calcext:value-type="string">
            <text:p>Varchar(18)</text:p>
          </table:table-cell>
          <table:table-cell table:style-name="ce12" office:value-type="string" calcext:value-type="string">
            <text:p>like: 00001t (always 6 character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Workout ID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office:value-type="string" calcext:value-type="string">
            <text:p>Varchar(18)</text:p>
          </table:table-cell>
          <table:table-cell table:style-name="ce12" office:value-type="string" calcext:value-type="string">
            <text:p>like: 00001w (always 6 character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orkout nam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office:value-type="string" calcext:value-type="string">
            <text:p>Varchar(120)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office:value-type="string" calcext:value-type="string">
            <text:p>yyyy-mm-dd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Location</text:p>
          </table:table-cell>
          <table:table-cell table:style-name="ce19" office:value-type="string" calcext:value-type="string">
            <text:p>YES</text:p>
          </table:table-cell>
          <table:table-cell table:style-name="ce19"/>
          <table:table-cell office:value-type="string" calcext:value-type="string">
            <text:p>Varchar(120)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Start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End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Duration</text:p>
          </table:table-cell>
          <table:table-cell table:style-name="ce7"/>
          <table:table-cell table:style-name="ce7" office:value-type="string" calcext:value-type="string">
            <text:p>YES </text:p>
          </table:table-cell>
          <table:table-cell office:value-type="string" calcext:value-type="string">
            <text:p>Time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Comment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table:number-columns-repeated="3"/>
          <table:table-cell/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" table:number-columns-repeated="3"/>
          <table:table-cell/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" table:number-columns-repeated="3"/>
          <table:table-cell/>
          <table:table-cell table:style-name="ce19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 table:number-columns-spanned="9" table:number-rows-spanned="1">
            <text:p>Example</text:p>
          </table:table-cell>
          <table:covered-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Duration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1t</text:p>
          </table:table-cell>
          <table:table-cell table:style-name="ce7" office:value-type="string" calcext:value-type="string">
            <text:p>BasketBall</text:p>
          </table:table-cell>
          <table:table-cell table:style-name="ce7" office:value-type="string" calcext:value-type="string">
            <text:p>Boisko – akademinki – pasaż</text:p>
          </table:table-cell>
          <table:table-cell table:style-name="ce23" office:value-type="date" office:date-value="2025-04-08" calcext:value-type="date">
            <text:p>2025-04-08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2t</text:p>
          </table:table-cell>
          <table:table-cell table:style-name="ce7" office:value-type="string" calcext:value-type="string">
            <text:p>Running</text:p>
          </table:table-cell>
          <table:table-cell table:style-name="ce7"/>
          <table:table-cell table:style-name="ce23" office:value-type="date" office:date-value="2025-04-12" calcext:value-type="date">
            <text:p>2025-04-12</text:p>
          </table:table-cell>
          <table:table-cell table:style-name="ce7" table:number-columns-repeated="2"/>
          <table:table-cell table:style-name="ce7" office:value-type="float" office:value="1500" calcext:value-type="float">
            <text:p>1500</text:p>
          </table:table-cell>
          <table:table-cell table:style-name="ce7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3t</text:p>
          </table:table-cell>
          <table:table-cell table:style-name="ce7" office:value-type="string" calcext:value-type="string">
            <text:p>Gym – back</text:p>
          </table:table-cell>
          <table:table-cell table:style-name="ce7" office:value-type="string" calcext:value-type="string">
            <text:p>City fit – wroclavia</text:p>
          </table:table-cell>
          <table:table-cell table:style-name="ce23" office:value-type="date" office:date-value="2025-04-16" calcext:value-type="date">
            <text:p>2025-04-16</text:p>
          </table:table-cell>
          <table:table-cell table:style-name="ce24" office:value-type="time" office:time-value="PT17H20M00S" calcext:value-type="time">
            <text:p>17:20:00</text:p>
          </table:table-cell>
          <table:table-cell table:style-name="ce24" office:value-type="time" office:time-value="PT19H40M00S" calcext:value-type="time">
            <text:p>19:40: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4t</text:p>
          </table:table-cell>
          <table:table-cell table:style-name="ce7" office:value-type="string" calcext:value-type="string">
            <text:p>Gym – push</text:p>
          </table:table-cell>
          <table:table-cell table:style-name="ce7" office:value-type="string" calcext:value-type="string">
            <text:p>City fit – Rynek</text:p>
          </table:table-cell>
          <table:table-cell table:style-name="ce23" office:value-type="date" office:date-value="2025-04-22" calcext:value-type="date">
            <text:p>2025-04-22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5t</text:p>
          </table:table-cell>
          <table:table-cell table:style-name="ce7" office:value-type="string" calcext:value-type="string">
            <text:p>Swiming</text:p>
          </table:table-cell>
          <table:table-cell table:style-name="ce7" office:value-type="string" calcext:value-type="string">
            <text:p>Aqua park – basen sportowy</text:p>
          </table:table-cell>
          <table:table-cell table:style-name="ce23" office:value-type="date" office:date-value="2025-05-03" calcext:value-type="date">
            <text:p>2025-05-03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6t</text:p>
          </table:table-cell>
          <table:table-cell table:style-name="ce7" office:value-type="string" calcext:value-type="string">
            <text:p>Gym - push</text:p>
          </table:table-cell>
          <table:table-cell table:style-name="ce7" office:value-type="string" calcext:value-type="string">
            <text:p>City fit – wroclavia</text:p>
          </table:table-cell>
          <table:table-cell table:style-name="ce23" office:value-type="date" office:date-value="2025-05-03" calcext:value-type="date">
            <text:p>2025-05-03</text:p>
          </table:table-cell>
          <table:table-cell table:style-name="ce7" table:number-columns-repeated="2"/>
          <table:table-cell table:style-name="ce7" office:value-type="float" office:value="3780" calcext:value-type="float">
            <text:p>3780</text:p>
          </table:table-cell>
          <table:table-cell table:style-name="ce7" table:number-columns-repeated="2"/>
        </table:table-row>
      </table:table>
      <table:table table:name="Workout - table" table:style-name="ta1">
        <table:table-column table:style-name="co1" table:default-cell-style-name="Default"/>
        <table:table-column table:style-name="co1" table:default-cell-style-name="ce2"/>
        <table:table-column table:style-name="co9" table:default-cell-style-name="Default"/>
        <table:table-column table:style-name="co10" table:default-cell-style-name="ce7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Workout ID</text:p>
          </table:table-cell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Varchar(18)</text:p>
          </table:table-cell>
          <table:table-cell table:style-name="ce12" office:value-type="string" calcext:value-type="string">
            <text:p>like: 00001w (always 6 characters)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Workout name</text:p>
          </table:table-cell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Varchar(120)</text:p>
          </table:table-cell>
          <table:table-cell table:style-name="ce7" table:number-columns-repeated="3"/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yyyy-mm-dd</text:p>
          </table:table-cell>
          <table:table-cell table:style-name="ce19" office:value-type="string" calcext:value-type="string">
            <text:p>To bond with Trainings – table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xercise ID</text:p>
          </table:table-cell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Varchar(18)</text:p>
          </table:table-cell>
          <table:table-cell table:style-name="ce12" office:value-type="string" calcext:value-type="string">
            <text:p>like: 00001e (always 6 characters)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xercise name</text:p>
          </table:table-cell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Varchar(120)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Set number of exercise</text:p>
          </table:table-cell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t cover chronology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Amount of Sets</text:p>
          </table:table-cell>
          <table:table-cell table:number-columns-repeated="2"/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Reps</text:p>
          </table:table-cell>
          <table:table-cell/>
          <table:table-cell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Weight</text:p>
          </table:table-cell>
          <table:table-cell/>
          <table:table-cell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kg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Distance</text:p>
          </table:table-cell>
          <table:table-cell/>
          <table:table-cell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meters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Duration</text:p>
          </table:table-cell>
          <table:table-cell/>
          <table:table-cell office:value-type="string" calcext:value-type="string">
            <text:p>YES</text:p>
          </table:table-cell>
          <table:table-cell table:style-name="ce7" office:value-type="string" calcext:value-type="string">
            <text:p>Time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Comment</text:p>
          </table:table-cell>
          <table:table-cell/>
          <table:table-cell office:value-type="string" calcext:value-type="string">
            <text:p>YES</text:p>
          </table:table-cell>
          <table:table-cell table:style-name="ce7" office:value-type="string" calcext:value-type="string">
            <text:p>Varchar(250)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9" office:value-type="string" calcext:value-type="string" table:number-columns-spanned="12" table:number-rows-spanned="1">
            <text:p>Example</text:p>
          </table:table-cell>
          <table:covered-table-cell table:style-name="ce9"/>
          <table:covered-table-cell table:number-columns-repeated="10" table:style-name="ce2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26" office:value-type="string" calcext:value-type="string">
            <text:p>workouts ID</text:p>
          </table:table-cell>
          <table:table-cell table:style-name="ce10" office:value-type="string" calcext:value-type="string">
            <text:p>sets ID</text:p>
          </table:table-cell>
          <table:table-cell table:style-name="ce10" office:value-type="string" calcext:value-type="string">
            <text:p>Exercise name</text:p>
          </table:table-cell>
          <table:table-cell table:style-name="ce10" office:value-type="string" calcext:value-type="string">
            <text:p>Set number</text:p>
          </table:table-cell>
          <table:table-cell table:style-name="ce10" office:value-type="string" calcext:value-type="string">
            <text:p>Amount of Sets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Distance</text:p>
          </table:table-cell>
          <table:table-cell table:number-columns-repeated="2" table:style-name="ce10" office:value-type="string" calcext:value-type="string">
            <text:p>Duration</text:p>
          </table:table-cell>
          <table:table-cell table:style-name="ce18" office:value-type="string" calcext:value-type="string">
            <text:p>Date</text:p>
          </table:table-cell>
          <table:table-cell table:style-name="ce10" office:value-type="string" calcext:value-type="string">
            <text:p>Set chronological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 office:value-type="string" calcext:value-type="string">
            <text:p>00001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37" office:value-type="string" calcext:value-type="string">
            <text:p>Reps</text:p>
          </table:table-cell>
          <table:table-cell table:style-name="ce39" office:value-type="string" calcext:value-type="string" table:number-columns-spanned="2" table:number-rows-spanned="4">
            <text:p>Will be replace by unit type. One value interpretate by program(may cause problems)</text:p>
          </table:table-cell>
          <table:covered-table-cell table:style-name="Default"/>
          <table:table-cell table:number-columns-repeated="4"/>
          <table:table-cell table:style-name="ce11" office:value-type="string" calcext:value-type="string">
            <text:p>00002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Weight</text:p>
          </table:table-cell>
          <table:covered-table-cell table:number-columns-repeated="2" table:style-name="Default"/>
          <table:table-cell table:number-columns-repeated="4"/>
          <table:table-cell table:style-name="ce11" office:value-type="string" calcext:value-type="string">
            <text:p>00003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Distance</text:p>
          </table:table-cell>
          <table:covered-table-cell table:number-columns-repeated="2" table:style-name="Default"/>
          <table:table-cell table:number-columns-repeated="4"/>
          <table:table-cell table:style-name="ce11" office:value-type="string" calcext:value-type="string">
            <text:p>00004w</text:p>
          </table:table-cell>
          <table:table-cell table:style-name="ce11" office:value-type="string" calcext:value-type="string">
            <text:p>00001w02</text:p>
          </table:table-cell>
          <table:table-cell table:style-name="ce7" office:value-type="string" calcext:value-type="string">
            <text:p>Pull up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Duration</text:p>
          </table:table-cell>
          <table:covered-table-cell table:number-columns-repeated="2" table:style-name="Default"/>
          <table:table-cell table:number-columns-repeated="4"/>
          <table:table-cell table:style-name="ce11" office:value-type="string" calcext:value-type="string">
            <text:p>00005w</text:p>
          </table:table-cell>
          <table:table-cell table:style-name="ce11" office:value-type="string" calcext:value-type="string">
            <text:p>00001w02</text:p>
          </table:table-cell>
          <table:table-cell table:style-name="ce7" office:value-type="string" calcext:value-type="string">
            <text:p>Pull ups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/>
          <table:table-cell/>
          <table:table-cell table:style-name="Default" table:number-columns-repeated="2"/>
          <table:table-cell table:number-columns-repeated="4"/>
          <table:table-cell table:style-name="ce11" office:value-type="string" calcext:value-type="string">
            <text:p>00006w</text:p>
          </table:table-cell>
          <table:table-cell table:style-name="ce11" office:value-type="string" calcext:value-type="string">
            <text:p>00001w03</text:p>
          </table:table-cell>
          <table:table-cell table:style-name="ce7" office:value-type="string" calcext:value-type="string">
            <text:p>Walking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/>
          <table:table-cell table:style-name="ce7" office:value-type="float" office:value="300" calcext:value-type="float">
            <text:p>300</text:p>
          </table:table-cell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5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2"/>
          <table:table-cell table:number-columns-repeated="16"/>
        </table:table-row>
      </table:table>
      <table:table table:name="Exercises - table" table:style-name="ta1">
        <table:table-column table:style-name="co1" table:default-cell-style-name="Default"/>
        <table:table-column table:style-name="co1" table:default-cell-style-name="ce2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30"/>
        <table:table-column table:style-name="co1" table:number-columns-repeated="2" table:default-cell-style-name="ce7"/>
        <table:table-row table:style-name="ro1" table:number-rows-repeated="7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Exercise 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8)</text:p>
          </table:table-cell>
          <table:table-cell table:style-name="ce36" office:value-type="string" calcext:value-type="string">
            <text:p>like: 00001e (always 6 character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xercise 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ercise target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(data like: cardio, biceps, stamin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ructions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dy part 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ed weight 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ght type 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of measure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3:35:42.5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7:24:39.088000000</meta:creation-date>
    <meta:generator>LibreOffice/7.6.4.1$Windows_X86_64 LibreOffice_project/e19e193f88cd6c0525a17fb7a176ed8e6a3e2aa1</meta:generator>
    <dc:date>2025-09-11T13:43:22.976000000</dc:date>
    <meta:editing-duration>PT2H3M47S</meta:editing-duration>
    <meta:editing-cycles>17</meta:editing-cycles>
    <meta:document-statistic meta:table-count="3" meta:cell-count="253" meta:object-count="0"/>
  </office:meta>
</office:document-meta>
</file>